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start="" draw:marker-end="Arrowheads_20_1" draw:marker-end-width="0.3cm" draw:fill="none" draw:textarea-vertical-align="middle"/>
    </style:style>
    <style:style style:name="gr2" style:family="graphic" style:parent-style-name="standard">
      <style:graphic-properties svg:stroke-color="#000000" draw:fill="solid" draw:fill-color="#4b1f6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 fo:padding-top="0cm" fo:padding-bottom="0cm" fo:padding-left="0cm" fo:padding-right="0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text-properties fo:color="#000000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7.2cm" svg:y1="16.2cm" svg:x2="7.2cm" svg:y2="4cm">
          <text:p/>
        </draw:line>
        <draw:line draw:style-name="gr1" draw:text-style-name="P1" draw:layer="layout" svg:x1="7.2cm" svg:y1="16.2cm" svg:x2="19.4cm" svg:y2="16.2cm">
          <text:p/>
        </draw:line>
        <draw:custom-shape draw:style-name="gr2" draw:text-style-name="P1" draw:layer="layout" svg:width="0.4cm" svg:height="0.4cm" svg:x="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cm" svg:height="0.4cm" svg:x="1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cm" svg:height="0.4cm" draw:transform="rotate (1.5707963267949) translate (17cm 15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cm" svg:height="0.4cm" draw:transform="rotate (1.5707963267949) translate (17cm 7.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1.4cm" svg:height="1.673cm" svg:x="7.2cm" svg:y="16.6cm">
          <draw:text-box>
            <text:p text:style-name="P1">“worthy” utility, </text:p>
            <text:p text:style-name="P1">e.g. not intrinsic value</text:p>
          </draw:text-box>
        </draw:frame>
        <draw:frame draw:style-name="gr4" draw:text-style-name="P1" draw:layer="layout" svg:width="11.6cm" svg:height="1.673cm" draw:transform="rotate (-1.5707963267949) translate (6.36cm 4.6cm)">
          <draw:text-box>
            <text:p text:style-name="P1">“unworthy” utility, </text:p>
            <text:p text:style-name="P1">e.g. value in re-sale only</text:p>
          </draw:text-box>
        </draw:frame>
        <draw:frame draw:style-name="gr3" draw:text-style-name="P2" xml:id="id1" draw:id="id1" draw:layer="layout" svg:width="5cm" svg:height="1.207cm" svg:x="7.6cm" svg:y="7.793cm">
          <draw:text-box>
            <text:p text:style-name="P1"><text:span text:style-name="T1">raiders and squatters (to be discouraged)</text:span></text:p>
          </draw:text-box>
        </draw:frame>
        <draw:connector draw:style-name="gr5" draw:text-style-name="P1" draw:layer="layout" draw:type="curve" draw:line-skew="0.498cm" svg:x1="10.1cm" svg:y1="7.793cm" svg:x2="8.365cm" svg:y2="6.761cm" draw:start-shape="id1" svg:d="M10100 7793c0-402-1735 114-1735-1032" svg:viewBox="0 0 1736 1033">
          <text:p/>
        </draw:connector>
        <draw:frame draw:style-name="gr3" draw:text-style-name="P2" xml:id="id2" draw:id="id2" draw:layer="layout" svg:width="3.4cm" svg:height="1.685cm" svg:x="11.6cm" svg:y="12.715cm">
          <draw:text-box>
            <text:p text:style-name="P1"><text:span text:style-name="T1">unique users,</text:span></text:p>
            <text:p text:style-name="P1"><text:span text:style-name="T1">e.g. microsoft, gavofyork</text:span></text:p>
          </draw:text-box>
        </draw:frame>
        <draw:connector draw:style-name="gr5" draw:text-style-name="P1" draw:layer="layout" draw:type="curve" svg:x1="13.3cm" svg:y1="14.4cm" svg:x2="16.65cm" svg:y2="15.019cm" draw:start-shape="id2" draw:start-glue-point="2" svg:d="M13300 14400c0 840 3350 531 3350 619" svg:viewBox="0 0 3351 620">
          <text:p/>
        </draw:connector>
        <draw:frame draw:style-name="gr3" draw:text-style-name="P2" xml:id="id3" draw:id="id3" draw:layer="layout" svg:width="4.4cm" svg:height="1.685cm" svg:x="13cm" svg:y="9.915cm">
          <draw:text-box>
            <text:p text:style-name="P1"><text:span text:style-name="T1">contest</text:span></text:p>
            <text:p text:style-name="P1"><text:span text:style-name="T1">e.g. for magic-cafe, tokyo-dreams</text:span></text:p>
          </draw:text-box>
        </draw:frame>
        <draw:connector draw:style-name="gr5" draw:text-style-name="P1" draw:layer="layout" draw:type="curve" svg:x1="15.2cm" svg:y1="9.915cm" svg:x2="16.65cm" svg:y2="7.483cm" draw:start-shape="id3" draw:start-glue-point="0" svg:d="M15200 9915c0-2199 1450-983 1450-2432" svg:viewBox="0 0 1451 2433">
          <text:p/>
        </draw:connector>
        <draw:frame draw:style-name="gr6" draw:text-style-name="P3" draw:layer="layout" svg:width="1.2cm" svg:height="0.912cm" svg:x="6.6cm" svg:y="3.088cm">
          <draw:text-box>
            <text:p text:style-name="P3"><text:span text:style-name="T2">y</text:span></text:p>
          </draw:text-box>
        </draw:frame>
        <draw:frame draw:style-name="gr7" draw:text-style-name="P4" draw:layer="layout" svg:width="1.2cm" svg:height="0.712cm" svg:x="19.6cm" svg:y="15.8cm">
          <draw:text-box>
            <text:p text:style-name="P4"><text:span text:style-name="T2">x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eron Buchanan</meta:initial-creator>
    <meta:creation-date>2015-06-14T19:09:18.915352219</meta:creation-date>
    <dc:date>2015-06-14T22:11:34.693255013</dc:date>
    <dc:creator>Aeron Buchanan</dc:creator>
    <meta:editing-duration>PT29M55S</meta:editing-duration>
    <meta:editing-cycles>5</meta:editing-cycles>
    <meta:generator>LibreOffice/4.2.8.2$Linux_X86_64 LibreOffice_project/420m0$Build-2</meta:generator>
    <meta:document-statistic meta:object-count="39"/>
  </office:meta>
</office:document-meta>
</file>